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7646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cod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-16755201" calcext:value-type="float">
            <text:p>-16755201</text:p>
          </table:table-cell>
          <table:table-cell office:value-type="string" calcext:value-type="string">
            <text:p>medium blue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B$2]+(([.B$12]-[.B$2])*0.1*[.$E3])" office:value-type="float" office:value="23" calcext:value-type="float">
            <text:p>23</text:p>
          </table:table-cell>
          <table:table-cell table:formula="of:=[.C$2]+(([.C$12]-[.C$2])*0.1*[.$E3])" office:value-type="float" office:value="99.5" calcext:value-type="float">
            <text:p>99.5</text:p>
          </table:table-cell>
          <table:table-cell table:formula="of:=[.D$2]+(([.D$12]-[.D$2])*0.1*[.$E3])" office:value-type="float" office:value="252.5" calcext:value-type="float">
            <text:p>252.5</text:p>
          </table:table-cell>
          <table:table-cell office:value-type="float" office:value="1" calcext:value-type="float">
            <text:p>1</text:p>
          </table:table-cell>
          <table:table-cell office:value-type="float" office:value="-15244035" calcext:value-type="float">
            <text:p>-15244035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B$2]+(([.B$12]-[.B$2])*0.1*[.$E4])" office:value-type="float" office:value="46" calcext:value-type="float">
            <text:p>46</text:p>
          </table:table-cell>
          <table:table-cell table:formula="of:=[.C$2]+(([.C$12]-[.C$2])*0.1*[.$E4])" office:value-type="float" office:value="114" calcext:value-type="float">
            <text:p>114</text:p>
          </table:table-cell>
          <table:table-cell table:formula="of:=[.D$2]+(([.D$12]-[.D$2])*0.1*[.$E4])"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-13733126" calcext:value-type="float">
            <text:p>-13733126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B$2]+(([.B$12]-[.B$2])*0.1*[.$E5])" office:value-type="float" office:value="69" calcext:value-type="float">
            <text:p>69</text:p>
          </table:table-cell>
          <table:table-cell table:formula="of:=[.C$2]+(([.C$12]-[.C$2])*0.1*[.$E5])" office:value-type="float" office:value="128.5" calcext:value-type="float">
            <text:p>128.5</text:p>
          </table:table-cell>
          <table:table-cell table:formula="of:=[.D$2]+(([.D$12]-[.D$2])*0.1*[.$E5])" office:value-type="float" office:value="247.5" calcext:value-type="float">
            <text:p>247.5</text:p>
          </table:table-cell>
          <table:table-cell office:value-type="float" office:value="3" calcext:value-type="float">
            <text:p>3</text:p>
          </table:table-cell>
          <table:table-cell office:value-type="float" office:value="-12221960" calcext:value-type="float">
            <text:p>-1222196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B$2]+(([.B$12]-[.B$2])*0.1*[.$E6])" office:value-type="float" office:value="92" calcext:value-type="float">
            <text:p>92</text:p>
          </table:table-cell>
          <table:table-cell table:formula="of:=[.C$2]+(([.C$12]-[.C$2])*0.1*[.$E6])" office:value-type="float" office:value="143" calcext:value-type="float">
            <text:p>143</text:p>
          </table:table-cell>
          <table:table-cell table:formula="of:=[.D$2]+(([.D$12]-[.D$2])*0.1*[.$E6])"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 office:value-type="float" office:value="-10711051" calcext:value-type="float">
            <text:p>-10711051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B$2]+(([.B$12]-[.B$2])*0.1*[.$E7])" office:value-type="float" office:value="115" calcext:value-type="float">
            <text:p>115</text:p>
          </table:table-cell>
          <table:table-cell table:formula="of:=[.C$2]+(([.C$12]-[.C$2])*0.1*[.$E7])" office:value-type="float" office:value="157.5" calcext:value-type="float">
            <text:p>157.5</text:p>
          </table:table-cell>
          <table:table-cell table:formula="of:=[.D$2]+(([.D$12]-[.D$2])*0.1*[.$E7])" office:value-type="float" office:value="242.5" calcext:value-type="float">
            <text:p>242.5</text:p>
          </table:table-cell>
          <table:table-cell office:value-type="float" office:value="5" calcext:value-type="float">
            <text:p>5</text:p>
          </table:table-cell>
          <table:table-cell office:value-type="float" office:value="-9199885" calcext:value-type="float">
            <text:p>-9199885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B$2]+(([.B$12]-[.B$2])*0.1*[.$E8])" office:value-type="float" office:value="138" calcext:value-type="float">
            <text:p>138</text:p>
          </table:table-cell>
          <table:table-cell table:formula="of:=[.C$2]+(([.C$12]-[.C$2])*0.1*[.$E8])" office:value-type="float" office:value="172" calcext:value-type="float">
            <text:p>172</text:p>
          </table:table-cell>
          <table:table-cell table:formula="of:=[.D$2]+(([.D$12]-[.D$2])*0.1*[.$E8])"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-7688976" calcext:value-type="float">
            <text:p>-7688976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B$2]+(([.B$12]-[.B$2])*0.1*[.$E9])" office:value-type="float" office:value="161" calcext:value-type="float">
            <text:p>161</text:p>
          </table:table-cell>
          <table:table-cell table:formula="of:=[.C$2]+(([.C$12]-[.C$2])*0.1*[.$E9])" office:value-type="float" office:value="186.5" calcext:value-type="float">
            <text:p>186.5</text:p>
          </table:table-cell>
          <table:table-cell table:formula="of:=[.D$2]+(([.D$12]-[.D$2])*0.1*[.$E9])" office:value-type="float" office:value="237.5" calcext:value-type="float">
            <text:p>237.5</text:p>
          </table:table-cell>
          <table:table-cell office:value-type="float" office:value="7" calcext:value-type="float">
            <text:p>7</text:p>
          </table:table-cell>
          <table:table-cell office:value-type="float" office:value="-6177810" calcext:value-type="float">
            <text:p>-617781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B$2]+(([.B$12]-[.B$2])*0.1*[.$E10])" office:value-type="float" office:value="184" calcext:value-type="float">
            <text:p>184</text:p>
          </table:table-cell>
          <table:table-cell table:formula="of:=[.C$2]+(([.C$12]-[.C$2])*0.1*[.$E10])" office:value-type="float" office:value="201" calcext:value-type="float">
            <text:p>201</text:p>
          </table:table-cell>
          <table:table-cell table:formula="of:=[.D$2]+(([.D$12]-[.D$2])*0.1*[.$E10])" office:value-type="float" office:value="235" calcext:value-type="float">
            <text:p>235</text:p>
          </table:table-cell>
          <table:table-cell office:value-type="float" office:value="8" calcext:value-type="float">
            <text:p>8</text:p>
          </table:table-cell>
          <table:table-cell office:value-type="float" office:value="-4666901" calcext:value-type="float">
            <text:p>-4666901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$2]+(([.B$12]-[.B$2])*0.1*[.$E11])" office:value-type="float" office:value="207" calcext:value-type="float">
            <text:p>207</text:p>
          </table:table-cell>
          <table:table-cell table:formula="of:=[.C$2]+(([.C$12]-[.C$2])*0.1*[.$E11])" office:value-type="float" office:value="215.5" calcext:value-type="float">
            <text:p>215.5</text:p>
          </table:table-cell>
          <table:table-cell table:formula="of:=[.D$2]+(([.D$12]-[.D$2])*0.1*[.$E11])" office:value-type="float" office:value="232.5" calcext:value-type="float">
            <text:p>232.5</text:p>
          </table:table-cell>
          <table:table-cell office:value-type="float" office:value="9" calcext:value-type="float">
            <text:p>9</text:p>
          </table:table-cell>
          <table:table-cell office:value-type="float" office:value="-3155735" calcext:value-type="float">
            <text:p>-315573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-1644826" calcext:value-type="float">
            <text:p>-1644826</text:p>
          </table:table-cell>
          <table:table-cell office:value-type="string" calcext:value-type="string">
            <text:p>10% gray</text:p>
          </table:table-cell>
        </table:table-row>
        <table:table-row table:style-name="ro1">
          <table:table-cell office:value-type="float" office:value="-0.0999999999999996" calcext:value-type="float">
            <text:p>-0.1</text:p>
          </table:table-cell>
          <table:table-cell table:formula="of:=[.B$12]+(([.B$22]-[.B$12])*0.1*[.$E13])" office:value-type="float" office:value="232.5" calcext:value-type="float">
            <text:p>232.5</text:p>
          </table:table-cell>
          <table:table-cell table:formula="of:=[.C$12]+(([.C$22]-[.C$12])*0.1*[.$E13])" office:value-type="float" office:value="207" calcext:value-type="float">
            <text:p>207</text:p>
          </table:table-cell>
          <table:table-cell table:formula="of:=[.D$12]+(([.D$22]-[.D$12])*0.1*[.$E13])"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-1454129" calcext:value-type="float">
            <text:p>-1454129</text:p>
          </table:table-cell>
          <table:table-cell/>
        </table:table-row>
        <table:table-row table:style-name="ro1">
          <table:table-cell office:value-type="float" office:value="-0.2" calcext:value-type="float">
            <text:p>-0.2</text:p>
          </table:table-cell>
          <table:table-cell table:formula="of:=[.B$12]+(([.B$22]-[.B$12])*0.1*[.$E14])" office:value-type="float" office:value="235" calcext:value-type="float">
            <text:p>235</text:p>
          </table:table-cell>
          <table:table-cell table:formula="of:=[.C$12]+(([.C$22]-[.C$12])*0.1*[.$E14])" office:value-type="float" office:value="184" calcext:value-type="float">
            <text:p>184</text:p>
          </table:table-cell>
          <table:table-cell table:formula="of:=[.D$12]+(([.D$22]-[.D$12])*0.1*[.$E14])"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-1328968" calcext:value-type="float">
            <text:p>-1328968</text:p>
          </table:table-cell>
          <table:table-cell/>
        </table:table-row>
        <table:table-row table:style-name="ro1">
          <table:table-cell office:value-type="float" office:value="-0.3" calcext:value-type="float">
            <text:p>-0.3</text:p>
          </table:table-cell>
          <table:table-cell table:formula="of:=[.B$12]+(([.B$22]-[.B$12])*0.1*[.$E15])" office:value-type="float" office:value="237.5" calcext:value-type="float">
            <text:p>237.5</text:p>
          </table:table-cell>
          <table:table-cell table:formula="of:=[.C$12]+(([.C$22]-[.C$12])*0.1*[.$E15])" office:value-type="float" office:value="161" calcext:value-type="float">
            <text:p>161</text:p>
          </table:table-cell>
          <table:table-cell table:formula="of:=[.D$12]+(([.D$22]-[.D$12])*0.1*[.$E15])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float" office:value="-1138271" calcext:value-type="float">
            <text:p>-1138271</text:p>
          </table:table-cell>
          <table:table-cell/>
        </table:table-row>
        <table:table-row table:style-name="ro1">
          <table:table-cell office:value-type="float" office:value="-0.4" calcext:value-type="float">
            <text:p>-0.4</text:p>
          </table:table-cell>
          <table:table-cell table:formula="of:=[.B$12]+(([.B$22]-[.B$12])*0.1*[.$E16])" office:value-type="float" office:value="240" calcext:value-type="float">
            <text:p>240</text:p>
          </table:table-cell>
          <table:table-cell table:formula="of:=[.C$12]+(([.C$22]-[.C$12])*0.1*[.$E16])" office:value-type="float" office:value="138" calcext:value-type="float">
            <text:p>138</text:p>
          </table:table-cell>
          <table:table-cell table:formula="of:=[.D$12]+(([.D$22]-[.D$12])*0.1*[.$E16])"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float" office:value="-1013110" calcext:value-type="float">
            <text:p>-1013110</text:p>
          </table:table-cell>
          <table:table-cell/>
        </table:table-row>
        <table:table-row table:style-name="ro1">
          <table:table-cell office:value-type="float" office:value="-0.5" calcext:value-type="float">
            <text:p>-0.5</text:p>
          </table:table-cell>
          <table:table-cell table:formula="of:=[.B$12]+(([.B$22]-[.B$12])*0.1*[.$E17])" office:value-type="float" office:value="242.5" calcext:value-type="float">
            <text:p>242.5</text:p>
          </table:table-cell>
          <table:table-cell table:formula="of:=[.C$12]+(([.C$22]-[.C$12])*0.1*[.$E17])" office:value-type="float" office:value="115" calcext:value-type="float">
            <text:p>115</text:p>
          </table:table-cell>
          <table:table-cell table:formula="of:=[.D$12]+(([.D$22]-[.D$12])*0.1*[.$E17])"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-1412237" calcext:value-type="float">
            <text:p>-1412237</text:p>
          </table:table-cell>
          <table:table-cell/>
        </table:table-row>
        <table:table-row table:style-name="ro1">
          <table:table-cell office:value-type="float" office:value="-0.6" calcext:value-type="float">
            <text:p>-0.6</text:p>
          </table:table-cell>
          <table:table-cell table:formula="of:=[.B$12]+(([.B$22]-[.B$12])*0.1*[.$E18])" office:value-type="float" office:value="245" calcext:value-type="float">
            <text:p>245</text:p>
          </table:table-cell>
          <table:table-cell table:formula="of:=[.C$12]+(([.C$22]-[.C$12])*0.1*[.$E18])" office:value-type="float" office:value="92" calcext:value-type="float">
            <text:p>92</text:p>
          </table:table-cell>
          <table:table-cell table:formula="of:=[.D$12]+(([.D$22]-[.D$12])*0.1*[.$E18])"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-697252" calcext:value-type="float">
            <text:p>-697252</text:p>
          </table:table-cell>
          <table:table-cell/>
        </table:table-row>
        <table:table-row table:style-name="ro1">
          <table:table-cell office:value-type="float" office:value="-0.7" calcext:value-type="float">
            <text:p>-0.7</text:p>
          </table:table-cell>
          <table:table-cell table:formula="of:=[.B$12]+(([.B$22]-[.B$12])*0.1*[.$E19])" office:value-type="float" office:value="247.5" calcext:value-type="float">
            <text:p>247.5</text:p>
          </table:table-cell>
          <table:table-cell table:formula="of:=[.C$12]+(([.C$22]-[.C$12])*0.1*[.$E19])" office:value-type="float" office:value="69" calcext:value-type="float">
            <text:p>69</text:p>
          </table:table-cell>
          <table:table-cell table:formula="of:=[.D$12]+(([.D$22]-[.D$12])*0.1*[.$E19])"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-506555" calcext:value-type="float">
            <text:p>-506555</text:p>
          </table:table-cell>
          <table:table-cell/>
        </table:table-row>
        <table:table-row table:style-name="ro1">
          <table:table-cell office:value-type="float" office:value="-0.8" calcext:value-type="float">
            <text:p>-0.8</text:p>
          </table:table-cell>
          <table:table-cell table:formula="of:=[.B$12]+(([.B$22]-[.B$12])*0.1*[.$E20])" office:value-type="float" office:value="250" calcext:value-type="float">
            <text:p>250</text:p>
          </table:table-cell>
          <table:table-cell table:formula="of:=[.C$12]+(([.C$22]-[.C$12])*0.1*[.$E20])" office:value-type="float" office:value="46" calcext:value-type="float">
            <text:p>46</text:p>
          </table:table-cell>
          <table:table-cell table:formula="of:=[.D$12]+(([.D$22]-[.D$12])*0.1*[.$E20])"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-381394" calcext:value-type="float">
            <text:p>-381394</text:p>
          </table:table-cell>
          <table:table-cell/>
        </table:table-row>
        <table:table-row table:style-name="ro1">
          <table:table-cell office:value-type="float" office:value="-0.9" calcext:value-type="float">
            <text:p>-0.9</text:p>
          </table:table-cell>
          <table:table-cell table:formula="of:=[.B$12]+(([.B$22]-[.B$12])*0.1*[.$E21])" office:value-type="float" office:value="252.5" calcext:value-type="float">
            <text:p>252.5</text:p>
          </table:table-cell>
          <table:table-cell table:formula="of:=[.C$12]+(([.C$22]-[.C$12])*0.1*[.$E21])" office:value-type="float" office:value="23" calcext:value-type="float">
            <text:p>23</text:p>
          </table:table-cell>
          <table:table-cell table:formula="of:=[.D$12]+(([.D$22]-[.D$12])*0.1*[.$E21])"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-190697" calcext:value-type="float">
            <text:p>-190697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65536" calcext:value-type="float">
            <text:p>-65536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1T12:55:26.915385023</dc:date>
    <dc:creator>cody </dc:creator>
    <meta:generator>LibreOffice/4.1.3.2$Linux_X86_64 LibreOffice_project/410m0$Build-2</meta:generator>
    <meta:editing-duration>P0D</meta:editing-duration>
    <meta:editing-cycles>1</meta:editing-cycles>
    <meta:document-statistic meta:table-count="1" meta:cell-count="135" meta:object-count="0"/>
  </office:meta>
</office:document-meta>
</file>